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222cm" fo:min-width="1.972cm" fo:padding-top="0.139cm" fo:padding-bottom="0.139cm" fo:padding-left="0.264cm" fo:padding-right="0.264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draw:opacity="99%" draw:textarea-horizontal-align="left" draw:auto-grow-height="true" draw:auto-grow-width="false" fo:min-height="0.712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31cm" fo:min-width="0.816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 draw:opacity="99%"/>
      <style:paragraph-properties fo:text-align="center"/>
    </style:style>
    <style:style style:name="P7" style:family="paragraph">
      <style:paragraph-properties fo:text-align="center"/>
      <style:text-properties fo:background-color="transparent"/>
    </style:style>
    <style:style style:name="P8" style:family="paragraph">
      <loext:graphic-properties draw:fill="none"/>
      <style:paragraph-properties fo:text-align="center"/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2.5cm" svg:x="6cm" svg:y="3cm">
          <text:p text:style-name="P1">4 input</text:p>
          <text:p text:style-name="P1">L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4.5cm" svg:y1="3.5cm" svg:x2="6cm" svg:y2="3.5cm">
          <text:p/>
        </draw:line>
        <draw:line draw:style-name="gr2" draw:text-style-name="P3" draw:layer="layout" svg:x1="4.5cm" svg:y1="4.5cm" svg:x2="6cm" svg:y2="4.5cm">
          <text:p/>
        </draw:line>
        <draw:line draw:style-name="gr2" draw:text-style-name="P3" draw:layer="layout" svg:x1="4.5cm" svg:y1="4cm" svg:x2="6cm" svg:y2="4cm">
          <text:p/>
        </draw:line>
        <draw:line draw:style-name="gr2" draw:text-style-name="P3" draw:layer="layout" svg:x1="4.5cm" svg:y1="5cm" svg:x2="6cm" svg:y2="5cm">
          <text:p/>
        </draw:line>
        <draw:line draw:style-name="gr2" draw:text-style-name="P3" xml:id="id4" draw:id="id4" draw:layer="layout" svg:x1="8.5cm" svg:y1="4.3cm" svg:x2="10.5cm" svg:y2="4.3cm">
          <text:p/>
        </draw:line>
        <draw:frame draw:style-name="gr3" draw:text-style-name="P5" draw:layer="layout" svg:width="3.65cm" svg:height="0.962cm" svg:x="0.6cm" svg:y="3.8cm">
          <draw:text-box>
            <text:p text:style-name="P4">Inputs</text:p>
          </draw:text-box>
        </draw:frame>
        <draw:g>
          <draw:custom-shape draw:style-name="gr1" draw:text-style-name="P2" xml:id="id2" draw:id="id2" draw:layer="layout" svg:width="2.5cm" svg:height="2.5cm" svg:x="10.5cm" svg:y="3.5cm">
            <text:p text:style-name="P1">Data</text:p>
            <text:p text:style-name="P1">FlipFlop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svg:x1="11.75cm" svg:y1="7.05cm" svg:x2="11.75cm" svg:y2="6cm" draw:start-shape="id1" draw:start-glue-point="0" draw:end-shape="id2" draw:end-glue-point="2" svg:d="M11750 7050v-1050" svg:viewBox="0 0 1 1051">
            <text:p/>
          </draw:connector>
          <draw:frame draw:style-name="gr4" draw:text-style-name="P6" xml:id="id1" draw:id="id1" draw:layer="layout" svg:width="2.3cm" svg:height="0.962cm" svg:x="10.6cm" svg:y="7.05cm">
            <draw:text-box>
              <text:p text:style-name="P1">Clock</text:p>
            </draw:text-box>
          </draw:frame>
          <draw:g>
            <draw:line draw:style-name="gr5" draw:text-style-name="P3" draw:layer="layout" svg:x1="11.55cm" svg:y1="6cm" svg:x2="11.75cm" svg:y2="5.75cm">
              <text:p/>
            </draw:line>
            <draw:line draw:style-name="gr5" draw:text-style-name="P3" draw:layer="layout" svg:x1="11.95cm" svg:y1="6cm" svg:x2="11.75cm" svg:y2="5.75cm">
              <text:p/>
            </draw:line>
          </draw:g>
        </draw:g>
        <draw:custom-shape draw:style-name="gr6" draw:text-style-name="P8" xml:id="id6" draw:id="id6" draw:layer="layout" svg:width="2.35cm" svg:height="1cm" draw:transform="rotate (1.5707963267949) translate (15cm 5.35cm)">
          <text:p text:style-name="P7">Mux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3" draw:layer="layout" svg:x1="13cm" svg:y1="4.3cm" svg:x2="15cm" svg:y2="4.3cm">
          <text:p/>
        </draw:line>
        <draw:line draw:style-name="gr2" draw:text-style-name="P3" xml:id="id3" draw:id="id3" draw:layer="layout" svg:x1="14cm" svg:y1="3.5cm" svg:x2="15.01cm" svg:y2="3.5cm">
          <text:p/>
        </draw:line>
        <draw:connector draw:style-name="gr7" draw:text-style-name="P1" xml:id="id5" draw:id="id5" draw:layer="layout" draw:line-skew="0.748cm" svg:x1="12.005cm" svg:y1="3.002cm" svg:x2="14cm" svg:y2="3.5cm" draw:end-shape="id3" draw:end-glue-point="3" svg:d="M12005 3002h1495v498h500" svg:viewBox="0 0 1996 499">
          <text:p/>
        </draw:connector>
        <draw:connector draw:style-name="gr7" draw:text-style-name="P1" draw:layer="layout" draw:line-skew="-1.752cm" svg:x1="10.5cm" svg:y1="4.3cm" svg:x2="12.005cm" svg:y2="3.002cm" draw:start-shape="id4" draw:start-glue-point="1" draw:end-shape="id5" draw:end-glue-point="2" svg:d="M10500 4300h-1000v-1298h2505" svg:viewBox="0 0 2506 1299">
          <text:p/>
        </draw:connector>
        <draw:connector draw:style-name="gr2" draw:text-style-name="P3" draw:layer="layout" svg:x1="16cm" svg:y1="4.175cm" svg:x2="17cm" svg:y2="4.174cm" draw:start-shape="id6" draw:start-glue-point="5" draw:end-shape="id7" draw:end-glue-point="3" svg:d="M16000 4175h501v-1h499" svg:viewBox="0 0 1001 2">
          <text:p/>
        </draw:connector>
        <draw:frame draw:style-name="gr8" draw:text-style-name="P5" xml:id="id7" draw:id="id7" draw:layer="layout" svg:width="2.65cm" svg:height="0.962cm" svg:x="17cm" svg:y="3.693cm">
          <draw:text-box>
            <text:p>Out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247ba0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ies Kennes</meta:initial-creator>
    <meta:creation-date>2019-05-23T22:01:40.960914295</meta:creation-date>
    <dc:date>2019-05-23T22:14:19.947782774</dc:date>
    <dc:creator>Dries Kennes</dc:creator>
    <meta:editing-duration>PT12M34S</meta:editing-duration>
    <meta:editing-cycles>10</meta:editing-cycles>
    <meta:generator>LibreOffice/6.2.4.2.0$Linux_X86_64 LibreOffice_project/20$Build-2</meta:generator>
    <meta:document-statistic meta:object-count="21"/>
  </office:meta>
</office:document-meta>
</file>